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ssionBindingEv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BindingEven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BindingEvent.HttpSessionBindingEvent( HttpSession sessio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